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999999"/>
    </style:style>
    <style:style style:name="ce10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273.87mm" svg:y="4.45mm">
            <loext:p draw:notify-on-update-of-ranges="Лист1.H3:Лист1.H27 Лист1.I3:Лист1.I27 Лист1.F14:Лист1.F20 Лист1.G14:Лист1.G20 Лист1.C15:Лист1.C21 Лист1.D15:Лист1.D21 Лист1.C9:Лист1.C13 Лист1.D9:Лист1.D13 Лист1.C3:Лист1.C7 Лист1.D3:Лист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4.78mm" svg:y="178.7mm">
            <loext:p draw:notify-on-update-of-ranges="Лист1.H41:Лист1.H49 Лист1.I41:Лист1.I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3.74mm" svg:height="90.05mm" svg:x="642.36mm" svg:y="2.92mm">
            <loext:p draw:notify-on-update-of-ranges="Лист1.Y3:Лист1.Y9 Лист1.Z3:Лист1.Z9 Лист1.U18:Лист1.U24 Лист1.V18:Лист1.V24 Лист1.U18:Лист1.U24 Лист1.U10:Лист1.U16 Лист1.V10:Лист1.V16 Лист1.U3:Лист1.U8 Лист1.V3:Лист1.V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column table:style-name="co1" table:number-columns-repeated="23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23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9"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 table:number-columns-spanned="1" table:number-rows-spanned="25">
            <text:p>7</text:p>
          </table:table-cell>
          <table:table-cell table:formula="of:=[.H3]*[.I3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2" office:value-type="float" office:value="258" calcext:value-type="float">
            <text:p>258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office:value-type="float" office:value="267" calcext:value-type="float">
            <text:p>267</text:p>
          </table:table-cell>
          <table:table-cell table:style-name="ce7" office:value-type="float" office:value="7" calcext:value-type="float" table:number-columns-spanned="1" table:number-rows-spanned="25">
            <text:p>7</text:p>
          </table:table-cell>
          <table:table-cell table:style-name="ce9" table:formula="of:=[.Y3]*[.Z3]"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0.101" calcext:value-type="float">
            <text:p>0,1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covered-table-cell/>
          <table:table-cell table:formula="of:=[.H4]*[.I4]" office:value-type="float" office:value="0.79" calcext:value-type="float">
            <text:p>0,79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2" office:value-type="float" office:value="496" calcext:value-type="float">
            <text:p>496</text:p>
          </table:table-cell>
          <table:table-cell table:style-name="ce3"/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2" office:value-type="float" office:value="524.9" calcext:value-type="float">
            <text:p>524,9</text:p>
          </table:table-cell>
          <table:covered-table-cell table:style-name="ce8"/>
          <table:table-cell table:style-name="ce9" table:formula="of:=[.Y4]*[.Z4]" office:value-type="float" office:value="1049.8" calcext:value-type="float">
            <text:p>1049,8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0.198" calcext:value-type="float">
            <text:p>0,19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57" calcext:value-type="float">
            <text:p>0,157</text:p>
          </table:table-cell>
          <table:covered-table-cell/>
          <table:table-cell table:formula="of:=[.H5]*[.I5]" office:value-type="float" office:value="1.727" calcext:value-type="float">
            <text:p>1,727</text:p>
          </table:table-cell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2" office:value-type="float" office:value="773" calcext:value-type="float">
            <text:p>773</text:p>
          </table:table-cell>
          <table:table-cell table:style-name="ce3"/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 office:value-type="float" office:value="780.1" calcext:value-type="float">
            <text:p>780,1</text:p>
          </table:table-cell>
          <table:covered-table-cell table:style-name="ce8"/>
          <table:table-cell table:style-name="ce9" table:formula="of:=[.Y5]*[.Z5]" office:value-type="float" office:value="2340.3" calcext:value-type="float">
            <text:p>2340,3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,23</text:p>
          </table:table-cell>
          <table:covered-table-cell/>
          <table:table-cell table:formula="of:=[.H6]*[.I6]" office:value-type="float" office:value="2.76" calcext:value-type="float">
            <text:p>2,76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2" office:value-type="float" office:value="973" calcext:value-type="float">
            <text:p>973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2" office:value-type="float" office:value="1041.2" calcext:value-type="float">
            <text:p>1041,2</text:p>
          </table:table-cell>
          <table:covered-table-cell table:style-name="ce8"/>
          <table:table-cell table:style-name="ce9" table:formula="of:=[.Y6]*[.Z6]" office:value-type="float" office:value="4164.8" calcext:value-type="float">
            <text:p>4164,8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57" calcext:value-type="float">
            <text:p>0,157</text:p>
          </table:table-cell>
          <table:covered-table-cell/>
          <table:table-cell table:formula="of:=[.H7]*[.I7]" office:value-type="float" office:value="1.727" calcext:value-type="float">
            <text:p>1,727</text:p>
          </table:table-cell>
          <table:table-cell table:number-columns-repeated="9"/>
          <table:table-cell table:style-name="ce3" office:value-type="float" office:value="5" calcext:value-type="float">
            <text:p>5</text:p>
          </table:table-cell>
          <table:table-cell table:style-name="ce2" office:value-type="float" office:value="1232" calcext:value-type="float">
            <text:p>1232</text:p>
          </table:table-cell>
          <table:table-cell table:style-name="ce3"/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2" office:value-type="float" office:value="779.2" calcext:value-type="float">
            <text:p>779,2</text:p>
          </table:table-cell>
          <table:covered-table-cell table:style-name="ce8"/>
          <table:table-cell table:style-name="ce9" table:formula="of:=[.Y7]*[.Z7]" office:value-type="float" office:value="2337.6" calcext:value-type="float">
            <text:p>2337,6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,079</text:p>
          </table:table-cell>
          <table:covered-table-cell/>
          <table:table-cell table:formula="of:=[.H8]*[.I8]" office:value-type="float" office:value="0.79" calcext:value-type="float">
            <text:p>0,79</text:p>
          </table:table-cell>
          <table:table-cell table:number-columns-repeated="9"/>
          <table:table-cell table:style-name="ce3" office:value-type="float" office:value="6" calcext:value-type="float">
            <text:p>6</text:p>
          </table:table-cell>
          <table:table-cell table:style-name="ce2" office:value-type="float" office:value="1466" calcext:value-type="float">
            <text:p>1466</text:p>
          </table:table-cell>
          <table:table-cell table:style-name="ce3"/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2" office:value-type="float" office:value="524.9" calcext:value-type="float">
            <text:p>524,9</text:p>
          </table:table-cell>
          <table:covered-table-cell table:style-name="ce8"/>
          <table:table-cell table:style-name="ce9" table:formula="of:=[.Y8]*[.Z8]" office:value-type="float" office:value="1049.8" calcext:value-type="float">
            <text:p>1049,8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.H9]*[.I9]" office:value-type="float" office:value="0" calcext:value-type="float">
            <text:p>0</text:p>
          </table:table-cell>
          <table:table-cell table:number-columns-repeated="9"/>
          <table:table-cell table:style-name="ce2" table:number-columns-repeated="2"/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office:value-type="float" office:value="268.9" calcext:value-type="float">
            <text:p>268,9</text:p>
          </table:table-cell>
          <table:covered-table-cell table:style-name="ce8"/>
          <table:table-cell table:style-name="ce9" table:formula="of:=[.Y9]*[.Z9]" office:value-type="float" office:value="268.9" calcext:value-type="float">
            <text:p>268,9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0.088" calcext:value-type="float">
            <text:p>0,088</text:p>
          </table:table-cell>
          <table:table-cell table:number-columns-repeated="5"/>
          <table:covered-table-cell/>
          <table:table-cell table:formula="of:=[.H10]*[.I10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2" office:value-type="float" office:value="258.4" calcext:value-type="float">
            <text:p>258,4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0]*[.Z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10" calcext:value-type="float">
            <text:p>10</text:p>
          </table:table-cell>
          <table:table-cell office:value-type="float" office:value="0.181" calcext:value-type="float">
            <text:p>0,181</text:p>
          </table:table-cell>
          <table:table-cell table:number-columns-repeated="5"/>
          <table:covered-table-cell/>
          <table:table-cell table:formula="of:=[.H11]*[.I11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2" office:value-type="float" office:value="508.5" calcext:value-type="float">
            <text:p>508,5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1]*[.Z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0.089" calcext:value-type="float">
            <text:p>0,089</text:p>
          </table:table-cell>
          <table:table-cell table:number-columns-repeated="5"/>
          <table:covered-table-cell/>
          <table:table-cell table:formula="of:=[.H12]*[.I12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2" office:value-type="float" office:value="754.6" calcext:value-type="float">
            <text:p>754,6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2]*[.Z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covered-table-cell/>
          <table:table-cell table:formula="of:=[.H13]*[.I13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2" office:value-type="float" office:value="1012" calcext:value-type="float">
            <text:p>1012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3]*[.Z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/>
          <table:table-cell table:formula="of:=[.H14]*[.I14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2" office:value-type="float" office:value="756.4" calcext:value-type="float">
            <text:p>756,4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4]*[.Z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2" calcext:value-type="float">
            <text:p>0,072</text:p>
          </table:table-cell>
          <table:table-cell table:number-columns-repeated="2"/>
          <table:covered-table-cell/>
          <table:table-cell table:formula="of:=[.H15]*[.I15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2" office:value-type="float" office:value="507.6" calcext:value-type="float">
            <text:p>507,6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5]*[.Z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2" calcext:value-type="float">
            <text:p>0,142</text:p>
          </table:table-cell>
          <table:table-cell table:number-columns-repeated="2"/>
          <table:covered-table-cell/>
          <table:table-cell table:formula="of:=[.H16]*[.I16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2" office:value-type="float" office:value="253" calcext:value-type="float">
            <text:p>253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6]*[.Z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11" calcext:value-type="float">
            <text:p>11</text:p>
          </table:table-cell>
          <table:table-cell office:value-type="float" office:value="0.157" calcext:value-type="float">
            <text:p>0,1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12" calcext:value-type="float">
            <text:p>0,212</text:p>
          </table:table-cell>
          <table:table-cell table:number-columns-repeated="2"/>
          <table:covered-table-cell/>
          <table:table-cell table:formula="of:=[.H17]*[.I17]" office:value-type="float" office:value="0" calcext:value-type="float">
            <text:p>0</text:p>
          </table:table-cell>
          <table:table-cell table:number-columns-repeated="9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7]*[.Z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12" calcext:value-type="float">
            <text:p>12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1" calcext:value-type="float">
            <text:p>0,141</text:p>
          </table:table-cell>
          <table:table-cell table:number-columns-repeated="2"/>
          <table:covered-table-cell/>
          <table:table-cell table:formula="of:=[.H18]*[.I18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2" office:value-type="float" office:value="261.3" calcext:value-type="float">
            <text:p>261,3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8]*[.Z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11" calcext:value-type="float">
            <text:p>11</text:p>
          </table:table-cell>
          <table:table-cell office:value-type="float" office:value="0.157" calcext:value-type="float">
            <text:p>0,1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1" calcext:value-type="float">
            <text:p>0,071</text:p>
          </table:table-cell>
          <table:table-cell table:number-columns-repeated="2"/>
          <table:covered-table-cell/>
          <table:table-cell table:formula="of:=[.H19]*[.I19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2" office:value-type="float" office:value="513.1" calcext:value-type="float">
            <text:p>513,1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19]*[.Z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10" calcext:value-type="float">
            <text:p>10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/>
          <table:table-cell table:formula="of:=[.H20]*[.I20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2" office:value-type="float" office:value="764.5" calcext:value-type="float">
            <text:p>764,5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0]*[.Z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covered-table-cell/>
          <table:table-cell table:formula="of:=[.H21]*[.I21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4" calcext:value-type="float">
            <text:p>4</text:p>
          </table:table-cell>
          <table:table-cell table:style-name="ce2" office:value-type="float" office:value="1021.3" calcext:value-type="float">
            <text:p>1021,3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1]*[.Z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/>
          <table:covered-table-cell/>
          <table:table-cell table:formula="of:=[.H22]*[.I22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3" calcext:value-type="float">
            <text:p>3</text:p>
          </table:table-cell>
          <table:table-cell table:style-name="ce2" office:value-type="float" office:value="764.1" calcext:value-type="float">
            <text:p>764,1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2]*[.Z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/>
          <table:covered-table-cell/>
          <table:table-cell table:formula="of:=[.H23]*[.I23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2" calcext:value-type="float">
            <text:p>2</text:p>
          </table:table-cell>
          <table:table-cell table:style-name="ce2" office:value-type="float" office:value="513.5" calcext:value-type="float">
            <text:p>513,5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3]*[.Z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/>
          <table:covered-table-cell/>
          <table:table-cell table:formula="of:=[.H24]*[.I24]" office:value-type="float" office:value="0" calcext:value-type="float">
            <text:p>0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style-name="ce2" office:value-type="float" office:value="262.6" calcext:value-type="float">
            <text:p>262,6</text:p>
          </table:table-cell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4]*[.Z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/>
          <table:covered-table-cell/>
          <table:table-cell table:formula="of:=[.H25]*[.I25]" office:value-type="float" office:value="0" calcext:value-type="float">
            <text:p>0</text:p>
          </table:table-cell>
          <table:table-cell table:number-columns-repeated="9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5]*[.Z25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formula="of:=[.AD25]*2*0.7" office:value-type="float" office:value="337.4" calcext:value-type="float">
            <text:p>337,4</text:p>
          </table:table-cell>
          <table:table-cell table:formula="of:=0.029*[.AF25]^2/8.31/(273+[.AC25])" office:value-type="float" office:value="1.34668218401354" calcext:value-type="float">
            <text:p>1,346682184</text:p>
          </table:table-cell>
          <table:table-cell table:formula="of:=0.0093*[.AG25]" office:value-type="float" office:value="0.012524144311326" calcext:value-type="float">
            <text:p>0,0125241443</text:p>
          </table:table-cell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/>
          <table:covered-table-cell/>
          <table:table-cell table:formula="of:=[.H26]*[.I26]" office:value-type="float" office:value="0" calcext:value-type="float">
            <text:p>0</text:p>
          </table:table-cell>
          <table:table-cell table:number-columns-repeated="9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6]*[.Z26]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51.2" calcext:value-type="float">
            <text:p>251,2</text:p>
          </table:table-cell>
          <table:table-cell office:value-type="float" office:value="0.9" calcext:value-type="float">
            <text:p>0,9</text:p>
          </table:table-cell>
          <table:table-cell table:formula="of:=[.AD26]*2*0.7" office:value-type="float" office:value="351.68" calcext:value-type="float">
            <text:p>351,68</text:p>
          </table:table-cell>
          <table:table-cell table:formula="of:=0.029*[.AF26]^2/8.31/(273+[.AC26])" office:value-type="float" office:value="1.39229294266527" calcext:value-type="float">
            <text:p>1,3922929427</text:p>
          </table:table-cell>
          <table:table-cell table:formula="of:=0.0093*[.AG26]" office:value-type="float" office:value="0.012948324366787" calcext:value-type="float">
            <text:p>0,0129483244</text:p>
          </table:table-cell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/>
          <table:covered-table-cell/>
          <table:table-cell table:formula="of:=[.H27]*[.I27]" office:value-type="float" office:value="0" calcext:value-type="float">
            <text:p>0</text:p>
          </table:table-cell>
          <table:table-cell table:number-columns-repeated="9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Y27]*[.Z27]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2.5" calcext:value-type="float">
            <text:p>252,5</text:p>
          </table:table-cell>
          <table:table-cell office:value-type="float" office:value="0.6" calcext:value-type="float">
            <text:p>0,6</text:p>
          </table:table-cell>
          <table:table-cell table:formula="of:=[.AD27]*2*0.7" office:value-type="float" office:value="353.5" calcext:value-type="float">
            <text:p>353,5</text:p>
          </table:table-cell>
          <table:table-cell table:formula="of:=0.029*[.AF27]^2/8.31/(273+[.AC27])" office:value-type="float" office:value="1.37135119845" calcext:value-type="float">
            <text:p>1,3713511985</text:p>
          </table:table-cell>
          <table:table-cell table:formula="of:=0.0093*[.AG27]" office:value-type="float" office:value="0.012753566145585" calcext:value-type="float">
            <text:p>0,0127535661</text:p>
          </table:table-cell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10" table:formula="of:=SUM([.K3:.K27])/[.J3]" office:value-type="float" office:value="1.11342857142857" calcext:value-type="float">
            <text:p>1,1134285714</text:p>
          </table:table-cell>
          <table:table-cell table:number-columns-repeated="16"/>
          <table:table-cell table:style-name="ce10" table:formula="of:=SUM([.AB3:.AB27])/[.AA3]" office:value-type="float" office:value="1639.74285714286" calcext:value-type="float">
            <text:p>1639,7428571429</text:p>
          </table:table-cell>
          <table:table-cell office:value-type="float" office:value="58" calcext:value-type="float">
            <text:p>58</text:p>
          </table:table-cell>
          <table:table-cell office:value-type="float" office:value="257.1" calcext:value-type="float">
            <text:p>257,1</text:p>
          </table:table-cell>
          <table:table-cell office:value-type="float" office:value="0.6" calcext:value-type="float">
            <text:p>0,6</text:p>
          </table:table-cell>
          <table:table-cell table:formula="of:=[.AD28]*2*0.7" office:value-type="float" office:value="359.94" calcext:value-type="float">
            <text:p>359,94</text:p>
          </table:table-cell>
          <table:table-cell table:formula="of:=0.029*[.AF28]^2/8.31/(273+[.AC28])" office:value-type="float" office:value="1.36593239477789" calcext:value-type="float">
            <text:p>1,3659323948</text:p>
          </table:table-cell>
          <table:table-cell table:formula="of:=0.0093*[.AG28]" office:value-type="float" office:value="0.0127031712714343" calcext:value-type="float">
            <text:p>0,0127031713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]*[.K28]/SUMSQ([.H3:.H27])" office:value-type="float" office:value="0.0104197860962567" calcext:value-type="float">
            <text:p>0,0104197861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0252822822573004" calcext:value-type="float">
            <text:p>0,0025282282</text:p>
          </table:table-cell>
          <table:table-cell table:style-name="Default" table:number-columns-repeated="2"/>
          <table:table-cell table:number-columns-repeated="9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table:style-name="ce3" office:value-type="string" calcext:value-type="string">
            <text:p>k0</text:p>
          </table:table-cell>
          <table:table-cell table:style-name="ce2" table:formula="of:=[.AA3]*[.AB28]/SUMSQ([.Y3:.Y27])" office:value-type="float" office:value="260.868181818182" calcext:value-type="float">
            <text:p>260,8681818182</text:p>
          </table:table-cell>
          <table:table-cell table:style-name="ce3" office:value-type="string" calcext:value-type="string">
            <text:p>sig k0</text:p>
          </table:table-cell>
          <table:table-cell table:style-name="ce2" table:formula="of:=SQRT(SUMSQ([.Z3:.Z27])/SUMSQ([.Y3:.Y27]) - [.X29]^2)/SQRT([.AA3])" office:value-type="float" office:value="0.686501233307013" calcext:value-type="float">
            <text:p>0,6865012333</text:p>
          </table:table-cell>
          <table:table-cell table:number-columns-repeated="6"/>
          <table:table-cell table:formula="of:=AVERAGE([.AG25:.AG28])" office:value-type="float" office:value="1.36906467997667" calcext:value-type="float">
            <text:p>1,3690646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28] - SUM([.H3:.H27])*SUM([.I3:.I27])/[.J3]^2)/(SUMSQ([.H3:.H27])/[.J3] - (SUM([.H3:.H27])/[.J3])^2)" office:value-type="float" office:value="0.0771923076923075" calcext:value-type="float">
            <text:p>0,0771923077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00539833417231051" calcext:value-type="float">
            <text:p>0,0005398334</text:p>
          </table:table-cell>
          <table:table-cell table:style-name="Default" table:number-columns-repeated="2"/>
          <table:table-cell table:number-columns-repeated="9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table:style-name="ce3" office:value-type="string" calcext:value-type="string">
            <text:p>k</text:p>
          </table:table-cell>
          <table:table-cell table:style-name="ce2" table:formula="of:=([.AB28] - SUM([.Y3:.Y27])*SUM([.Z3:.Z27])/[.AA3]^2)/(SUMSQ([.Y3:.Y27])/[.AA3] - (SUM([.Y3:.Y27])/[.AA3])^2)" office:value-type="float" office:value="257.080769230769" calcext:value-type="float">
            <text:p>257,0807692308</text:p>
          </table:table-cell>
          <table:table-cell table:style-name="ce3" office:value-type="string" calcext:value-type="string">
            <text:p>sig k</text:p>
          </table:table-cell>
          <table:table-cell table:style-name="ce2" table:formula="of:=SQRT((SUMSQ([.Z3:.Z27])/[.AA3] -  (SUM([.Z3:.Z27])/[.AA3])^2)/(SUMSQ([.Y3:.Y27])/[.AA3] - (SUM([.Y3:.Y27])/[.AA3])^2) - [.X30]^2)/SQRT([.AA3])" office:value-type="float" office:value="0.57095632431418" calcext:value-type="float">
            <text:p>0,570956324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:.I27])/[.J3] - [.G30]*SUM([.H3:.H27])/[.J3]" office:value-type="float" office:value="-0.693692307692305" calcext:value-type="float">
            <text:p>-0,6936923077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00055611344743871" calcext:value-type="float">
            <text:p>0,0005561134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9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table:style-name="ce3" office:value-type="string" calcext:value-type="string">
            <text:p>b</text:p>
          </table:table-cell>
          <table:table-cell table:style-name="ce2" table:formula="of:=SUM([.Z3:.Z27])/[.AA3] - [.X30]*SUM([.Y3:.Y27])/[.AA3]" office:value-type="float" office:value="10.4153846153847" calcext:value-type="float">
            <text:p>10,4153846154</text:p>
          </table:table-cell>
          <table:table-cell table:style-name="ce3" office:value-type="string" calcext:value-type="string">
            <text:p>sig b</text:p>
          </table:table-cell>
          <table:table-cell table:style-name="ce2" table:formula="of:=[.Z30]*SQRT(SUMSQ([.Y3:.Y27])/[.AA3] - (SUM([.Y3:.Y27])/[.AA3])^2)" office:value-type="float" office:value="0.588174943818635" calcext:value-type="float">
            <text:p>0,5881749438</text:p>
          </table:table-cell>
          <table:table-cell office:value-type="string" calcext:value-type="string">
            <text:p>&lt; Она подозрительно большая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8"/>
          <table:table-cell table:number-columns-repeated="23"/>
        </table:table-row>
        <table:table-row table:style-name="ro1">
          <table:table-cell table:number-columns-repeated="2"/>
          <table:table-cell office:value-type="float" office:value="1763" calcext:value-type="float">
            <text:p>1763</text:p>
          </table:table-cell>
          <table:table-cell table:style-name="Default" office:value-type="float" office:value="0.0992" calcext:value-type="float">
            <text:p>0,0992</text:p>
          </table:table-cell>
          <table:table-cell table:style-name="Default" table:formula="of:=2*[.D34]*[.C34]" office:value-type="float" office:value="349.7792" calcext:value-type="float">
            <text:p>349,7792</text:p>
          </table:table-cell>
          <table:table-cell table:style-name="Default" table:formula="of:=2*[.C34]*[.G34]" office:value-type="float" office:value="1.4104" calcext:value-type="float">
            <text:p>1,4104</text:p>
          </table:table-cell>
          <table:table-cell table:style-name="Default" office:value-type="float" office:value="0.0004" calcext:value-type="float">
            <text:p>0,0004</text:p>
          </table:table-cell>
          <table:table-cell table:style-name="Default"/>
          <table:table-cell table:style-name="Default" table:formula="of:=0.028*[.E34]^2/8.31/295" office:value-type="float" office:value="1.39740712030591" calcext:value-type="float">
            <text:p>1,3974071203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float" office:value="1962.5" calcext:value-type="float">
            <text:p>1962,5</text:p>
          </table:table-cell>
          <table:table-cell table:style-name="Default" office:value-type="float" office:value="0.0902" calcext:value-type="float">
            <text:p>0,0902</text:p>
          </table:table-cell>
          <table:table-cell table:style-name="Default" table:formula="of:=2*[.D35]*[.C35]" office:value-type="float" office:value="354.035" calcext:value-type="float">
            <text:p>354,035</text:p>
          </table:table-cell>
          <table:table-cell table:style-name="Default" table:formula="of:=2*[.C35]*[.G35]" office:value-type="float" office:value="2.355" calcext:value-type="float">
            <text:p>2,355</text:p>
          </table:table-cell>
          <table:table-cell table:style-name="Default" office:value-type="float" office:value="0.0006" calcext:value-type="float">
            <text:p>0,0006</text:p>
          </table:table-cell>
          <table:table-cell table:style-name="Default"/>
          <table:table-cell table:style-name="Default" table:formula="of:=0.028*[.E35]^2/8.31/295" office:value-type="float" office:value="1.4316187865549" calcext:value-type="float">
            <text:p>1,4316187866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float" office:value="2239.7" calcext:value-type="float">
            <text:p>2239,7</text:p>
          </table:table-cell>
          <table:table-cell table:style-name="Default" office:value-type="float" office:value="0.0771" calcext:value-type="float">
            <text:p>0,0771</text:p>
          </table:table-cell>
          <table:table-cell table:style-name="Default" table:formula="of:=2*[.D36]*[.C36]" office:value-type="float" office:value="345.36174" calcext:value-type="float">
            <text:p>345,36174</text:p>
          </table:table-cell>
          <table:table-cell table:style-name="Default" table:formula="of:=2*[.C36]*[.G36]" office:value-type="float" office:value="2.68764" calcext:value-type="float">
            <text:p>2,68764</text:p>
          </table:table-cell>
          <table:table-cell table:style-name="Default" office:value-type="float" office:value="0.0006" calcext:value-type="float">
            <text:p>0,0006</text:p>
          </table:table-cell>
          <table:table-cell table:style-name="Default"/>
          <table:table-cell table:style-name="Default" table:formula="of:=0.028*[.E36]^2/8.31/295" office:value-type="float" office:value="1.36233350905104" calcext:value-type="float">
            <text:p>1,3623335091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float" office:value="2472" calcext:value-type="float">
            <text:p>2472</text:p>
          </table:table-cell>
          <table:table-cell table:style-name="Default" office:value-type="float" office:value="0.0706" calcext:value-type="float">
            <text:p>0,0706</text:p>
          </table:table-cell>
          <table:table-cell table:style-name="Default" table:formula="of:=2*[.D37]*[.C37]" office:value-type="float" office:value="349.0464" calcext:value-type="float">
            <text:p>349,0464</text:p>
          </table:table-cell>
          <table:table-cell table:style-name="Default" table:formula="of:=2*[.C37]*[.G37]" office:value-type="float" office:value="0.9888" calcext:value-type="float">
            <text:p>0,9888</text:p>
          </table:table-cell>
          <table:table-cell table:style-name="Default" office:value-type="float" office:value="0.0002" calcext:value-type="float">
            <text:p>0,0002</text:p>
          </table:table-cell>
          <table:table-cell table:style-name="Default"/>
          <table:table-cell table:style-name="Default" table:formula="of:=0.028*[.E37]^2/8.31/295" office:value-type="float" office:value="1.39155801745207" calcext:value-type="float">
            <text:p>1,3915580175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2"/>
          <table:table-cell office:value-type="float" office:value="2233" calcext:value-type="float">
            <text:p>2233</text:p>
          </table:table-cell>
          <table:table-cell table:style-name="Default" office:value-type="float" office:value="0.0772" calcext:value-type="float">
            <text:p>0,0772</text:p>
          </table:table-cell>
          <table:table-cell table:style-name="Default" table:formula="of:=2*[.D38]*[.C38]" office:value-type="float" office:value="344.7752" calcext:value-type="float">
            <text:p>344,7752</text:p>
          </table:table-cell>
          <table:table-cell table:style-name="Default" table:formula="of:=2*[.C38]*[.G38]" office:value-type="float" office:value="2.6796" calcext:value-type="float">
            <text:p>2,6796</text:p>
          </table:table-cell>
          <table:table-cell table:style-name="Default" office:value-type="float" office:value="0.0006" calcext:value-type="float">
            <text:p>0,0006</text:p>
          </table:table-cell>
          <table:table-cell table:style-name="Default"/>
          <table:table-cell table:style-name="Default" table:formula="of:=0.028*[.E38]^2/8.31/295" office:value-type="float" office:value="1.35771004058052" calcext:value-type="float">
            <text:p>1,3577100406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Default"/>
          <table:table-cell table:style-name="Default" table:formula="of:=AVERAGE([.E34:.E37])" office:value-type="float" office:value="349.555585" calcext:value-type="float">
            <text:p>349,555585</text:p>
          </table:table-cell>
          <table:table-cell table:style-name="Default" table:number-columns-repeated="3"/>
          <table:table-cell table:style-name="Default" table:formula="of:=AVERAGE([.I34:.I37])" office:value-type="float" office:value="1.39572935834098" calcext:value-type="float">
            <text:p>1,3957293583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92.1" calcext:value-type="float">
            <text:p>192,1</text:p>
          </table:table-cell>
          <table:table-cell table:style-name="ce7" office:value-type="float" office:value="9" calcext:value-type="float" table:number-columns-spanned="1" table:number-rows-spanned="25">
            <text:p>9</text:p>
          </table:table-cell>
          <table:table-cell table:formula="of:=[.H41]*[.I41]" office:value-type="float" office:value="192.1" calcext:value-type="float">
            <text:p>192,1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81" calcext:value-type="float">
            <text:p>481</text:p>
          </table:table-cell>
          <table:covered-table-cell/>
          <table:table-cell table:formula="of:=[.H42]*[.I42]" office:value-type="float" office:value="962" calcext:value-type="float">
            <text:p>962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83.6" calcext:value-type="float">
            <text:p>783,6</text:p>
          </table:table-cell>
          <table:covered-table-cell/>
          <table:table-cell table:formula="of:=[.H43]*[.I43]" office:value-type="float" office:value="2350.8" calcext:value-type="float">
            <text:p>2350,8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964.5" calcext:value-type="float">
            <text:p>964,5</text:p>
          </table:table-cell>
          <table:covered-table-cell/>
          <table:table-cell table:formula="of:=[.H44]*[.I44]" office:value-type="float" office:value="3858" calcext:value-type="float">
            <text:p>3858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66.8" calcext:value-type="float">
            <text:p>1266,8</text:p>
          </table:table-cell>
          <table:covered-table-cell/>
          <table:table-cell table:formula="of:=[.H45]*[.I45]" office:value-type="float" office:value="6334" calcext:value-type="float">
            <text:p>633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45" calcext:value-type="float">
            <text:p>1445</text:p>
          </table:table-cell>
          <table:covered-table-cell/>
          <table:table-cell table:formula="of:=[.H46]*[.I46]" office:value-type="float" office:value="8670" calcext:value-type="float">
            <text:p>8670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753.7" calcext:value-type="float">
            <text:p>1753,7</text:p>
          </table:table-cell>
          <table:covered-table-cell/>
          <table:table-cell table:formula="of:=[.H47]*[.I47]" office:value-type="float" office:value="12275.9" calcext:value-type="float">
            <text:p>12275,9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953.5" calcext:value-type="float">
            <text:p>1953,5</text:p>
          </table:table-cell>
          <table:covered-table-cell/>
          <table:table-cell table:formula="of:=[.H48]*[.I48]" office:value-type="float" office:value="15628" calcext:value-type="float">
            <text:p>15628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233" calcext:value-type="float">
            <text:p>2233</text:p>
          </table:table-cell>
          <table:covered-table-cell/>
          <table:table-cell table:formula="of:=[.H49]*[.I49]" office:value-type="float" office:value="20097" calcext:value-type="float">
            <text:p>20097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0]*[.I50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1]*[.I51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52]*[.I52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3]*[.I53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4]*[.I54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5]*[.I55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6]*[.I56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7]*[.I57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8]*[.I58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9"/>
          <table:covered-table-cell/>
          <table:table-cell table:formula="of:=[.H59]*[.I59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60]*[.I60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61]*[.I61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62]*[.I62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63]*[.I63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64]*[.I64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"/>
          <table:table-cell table:number-columns-repeated="5"/>
          <table:covered-table-cell/>
          <table:table-cell table:formula="of:=[.H65]*[.I65]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10" table:formula="of:=SUM([.K41:.K65])/[.J41]" office:value-type="float" office:value="7818.64444444445" calcext:value-type="float">
            <text:p>7818,644444444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41]*[.K66]/SUMSQ([.H41:.H65])" office:value-type="float" office:value="246.904561403509" calcext:value-type="float">
            <text:p>246,9045614035</text:p>
          </table:table-cell>
          <table:table-cell office:value-type="string" calcext:value-type="string">
            <text:p>sig k0</text:p>
          </table:table-cell>
          <table:table-cell table:formula="of:=SQRT(SUMSQ([.I41:.I65])/SUMSQ([.H41:.H65]) - [.G67]^2)/SQRT([.J41])" office:value-type="float" office:value="1.88809794966109" calcext:value-type="float">
            <text:p>1,8880979497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66] - SUM([.H41:.H65])*SUM([.I41:.I65])/[.J41]^2)/(SUMSQ([.H41:.H65])/[.J41] - (SUM([.H41:.H65])/[.J41])^2)" office:value-type="float" office:value="250.03" calcext:value-type="float">
            <text:p>250,03</text:p>
          </table:table-cell>
          <table:table-cell office:value-type="string" calcext:value-type="string">
            <text:p>sig k</text:p>
          </table:table-cell>
          <table:table-cell table:formula="of:=SQRT((SUMSQ([.I41:.I65])/[.J41] -  (SUM([.I41:.I65])/[.J41])^2)/(SUMSQ([.H41:.H65])/[.J41] - (SUM([.H41:.H65])/[.J41])^2) - [.G68]^2)/SQRT([.J41])" office:value-type="float" office:value="3.94443072506761" calcext:value-type="float">
            <text:p>3,9444307251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41:.I65])/[.J41] - [.G68]*SUM([.H41:.H65])/[.J41]" office:value-type="float" office:value="-19.7944444444452" calcext:value-type="float">
            <text:p>-19,7944444444</text:p>
          </table:table-cell>
          <table:table-cell office:value-type="string" calcext:value-type="string">
            <text:p>sig b</text:p>
          </table:table-cell>
          <table:table-cell table:formula="of:=[.I68]*SQRT(SUMSQ([.H41:.H65])/[.J41] - (SUM([.H41:.H65])/[.J41])^2)" office:value-type="float" office:value="10.1844763389705" calcext:value-type="float">
            <text:p>10,184476339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3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table:formula="of:=[.G68]*2*0.7" office:value-type="float" office:value="350.042" calcext:value-type="float">
            <text:p>350,042</text:p>
          </table:table-cell>
          <table:table-cell table:style-name="Default" table:number-columns-repeated="3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.00.0000</text:date>, <text:time style:data-style-name="N2" text:time-value="00:59:18.7775477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3-09T21:17:41.142368643</dc:date>
    <meta:editing-duration>PT19H21M1S</meta:editing-duration>
    <meta:editing-cycles>3</meta:editing-cycles>
    <meta:generator>LibreOffice/5.1.6.2$Linux_X86_64 LibreOffice_project/10m0$Build-2</meta:generator>
    <meta:document-statistic meta:table-count="1" meta:cell-count="3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0.05" chart:maximum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30" loext:regression-extrapolate-backward="3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error-category="constant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6" loext:regression-extrapolate-backward="4" loext:regression-force-intercept="false" loext:regression-intercept-value="0" chart:regression-type="linear"/>
      <style:graphic-properties svg:stroke-color="#7e0021"/>
    </style:style>
    <style:style style:name="ch14" style:family="chart" style:data-style-name="N2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8" loext:regression-extrapolate-backward="6" loext:regression-force-intercept="false" loext:regression-intercept-value="0" chart:regression-type="linear"/>
      <style:graphic-properties svg:stroke-color="#ffd320"/>
    </style:style>
    <style:style style:name="ch17" style:family="chart" style:data-style-name="N2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8" loext:regression-extrapolate-backward="10" loext:regression-force-intercept="false" loext:regression-intercept-value="0" chart:regression-type="linear"/>
      <style:graphic-properties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8cm" svg:y="0.316cm" chart:style-name="ch2">
          <text:p>Зависимость ΔL (k) для различных ν</text:p>
        </chart:title>
        <chart:plot-area chart:style-name="ch3" table:cell-range-address="Лист1.H3:Лист1.I27 Лист1.G14:Лист1.G20 Лист1.D15:Лист1.D21 Лист1.D9:Лист1.D13 Лист1.D3:Лист1.D7" svg:x="0.31cm" svg:y="1.272cm" svg:width="15.05cm" svg:height="7.756cm">
          <chartooo:coordinate-region svg:x="1.328cm" svg:y="1.472cm" svg:width="13.845cm" svg:height="6.909cm"/>
          <chart:axis chart:dimension="x" chart:name="primary-x" chart:style-name="ch4">
            <chart:title svg:x="0.888cm" svg:y="0.711cm" chart:style-name="ch5">
              <text:p>ΔL, м</text:p>
            </chart:title>
            <chart:grid chart:style-name="ch6" chart:class="major"/>
          </chart:axis>
          <chart:axis chart:dimension="y" chart:name="primary-y" chart:style-name="ch7">
            <chart:title svg:x="15.439cm" svg:y="8.165cm" chart:style-name="ch5">
              <text:p>k</text:p>
            </chart:title>
            <chart:grid chart:style-name="ch6" chart:class="major"/>
          </chart:axis>
          <chart:series chart:style-name="ch8" chart:values-cell-range-address="Лист1.I3:Лист1.I27" chart:class="chart:scatter">
            <chart:domain table:cell-range-address="Лист1.H3:Лист1.H27"/>
            <chart:regression-curve chart:style-name="ch9"/>
            <chart:error-indicator chart:style-name="ch10" chart:dimension="y"/>
            <chart:data-point chart:repeated="5"/>
            <chart:data-point chart:style-name="ch11"/>
            <chart:data-point chart:repeated="19"/>
          </chart:series>
          <chart:series chart:style-name="ch12" chart:values-cell-range-address="Лист1.G14:Лист1.G20" chart:class="chart:scatter">
            <chart:domain table:cell-range-address="Лист1.F14:Лист1.F20"/>
            <chart:regression-curve chart:style-name="ch13"/>
            <chart:error-indicator chart:style-name="ch10" chart:dimension="y"/>
            <chart:data-point chart:repeated="4"/>
            <chart:data-point chart:style-name="ch11"/>
            <chart:data-point chart:repeated="2"/>
          </chart:series>
          <chart:series chart:style-name="ch14" chart:values-cell-range-address="Лист1.D15:Лист1.D21" chart:class="chart:scatter">
            <chart:domain table:cell-range-address="Лист1.C15:Лист1.C21"/>
            <chart:error-indicator chart:style-name="ch10" chart:dimension="y"/>
            <chart:data-point chart:repeated="7"/>
          </chart:series>
          <chart:series chart:style-name="ch15" chart:values-cell-range-address="Лист1.D9:Лист1.D13" chart:class="chart:scatter">
            <chart:domain table:cell-range-address="Лист1.C9:Лист1.C13"/>
            <chart:regression-curve chart:style-name="ch16"/>
            <chart:error-indicator chart:style-name="ch10" chart:dimension="y"/>
            <chart:data-point chart:repeated="5"/>
          </chart:series>
          <chart:series chart:style-name="ch17" chart:values-cell-range-address="Лист1.D3:Лист1.D7" chart:class="chart:scatter">
            <chart:domain table:cell-range-address="Лист1.C3:Лист1.C7"/>
            <chart:regression-curve chart:style-name="ch18"/>
            <chart:error-indicator chart:style-name="ch10" chart:dimension="y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Лист1.H3:Лист1.H27</svg:desc>
                </draw:g>
              </table:table-cell>
              <table:table-cell office:value-type="float" office:value="0">
                <text:p>0</text:p>
                <draw:g>
                  <svg:desc>Лист1.I3:Лист1.I27</svg:desc>
                </draw:g>
              </table:table-cell>
              <table:table-cell office:value-type="float" office:value="10">
                <text:p>10</text:p>
                <draw:g>
                  <svg:desc>Лист1.F14:Лист1.F20</svg:desc>
                </draw:g>
              </table:table-cell>
              <table:table-cell office:value-type="float" office:value="0">
                <text:p>0</text:p>
                <draw:g>
                  <svg:desc>Лист1.G14:Лист1.G20</svg:desc>
                </draw:g>
              </table:table-cell>
              <table:table-cell office:value-type="float" office:value="9">
                <text:p>9</text:p>
                <draw:g>
                  <svg:desc>Лист1.C15:Лист1.C21</svg:desc>
                </draw:g>
              </table:table-cell>
              <table:table-cell office:value-type="float" office:value="0">
                <text:p>0</text:p>
                <draw:g>
                  <svg:desc>Лист1.D15:Лист1.D21</svg:desc>
                </draw:g>
              </table:table-cell>
              <table:table-cell office:value-type="float" office:value="8">
                <text:p>8</text:p>
                <draw:g>
                  <svg:desc>Лист1.C9:Лист1.C13</svg:desc>
                </draw:g>
              </table:table-cell>
              <table:table-cell office:value-type="float" office:value="0">
                <text:p>0</text:p>
                <draw:g>
                  <svg:desc>Лист1.D9:Лист1.D13</svg:desc>
                </draw:g>
              </table:table-cell>
              <table:table-cell office:value-type="float" office:value="7">
                <text:p>7</text:p>
                <draw:g>
                  <svg:desc>Лист1.C3:Лист1.C7</svg:desc>
                </draw:g>
              </table:table-cell>
              <table:table-cell office:value-type="float" office:value="0">
                <text:p>0</text:p>
                <draw:g>
                  <svg:desc>Лист1.D3:Лист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79">
                <text:p>0.079</text:p>
              </table:table-cell>
              <table:table-cell office:value-type="float" office:value="11">
                <text:p>11</text:p>
              </table:table-cell>
              <table:table-cell office:value-type="float" office:value="0.072">
                <text:p>0.072</text:p>
              </table:table-cell>
              <table:table-cell office:value-type="float" office:value="10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">
                <text:p>9</text:p>
              </table:table-cell>
              <table:table-cell office:value-type="float" office:value="0.088">
                <text:p>0.088</text:p>
              </table:table-cell>
              <table:table-cell office:value-type="float" office:value="8">
                <text:p>8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157">
                <text:p>0.157</text:p>
              </table:table-cell>
              <table:table-cell office:value-type="float" office:value="12">
                <text:p>12</text:p>
              </table:table-cell>
              <table:table-cell office:value-type="float" office:value="0.142">
                <text:p>0.142</text:p>
              </table:table-cell>
              <table:table-cell office:value-type="float" office:value="11">
                <text:p>11</text:p>
              </table:table-cell>
              <table:table-cell office:value-type="float" office:value="0.157">
                <text:p>0.157</text:p>
              </table:table-cell>
              <table:table-cell office:value-type="float" office:value="10">
                <text:p>10</text:p>
              </table:table-cell>
              <table:table-cell office:value-type="float" office:value="0.181">
                <text:p>0.181</text:p>
              </table:table-cell>
              <table:table-cell office:value-type="float" office:value="9">
                <text:p>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">
                <text:p>0.23</text:p>
              </table:table-cell>
              <table:table-cell office:value-type="float" office:value="13">
                <text:p>13</text:p>
              </table:table-cell>
              <table:table-cell office:value-type="float" office:value="0.212">
                <text:p>0.212</text:p>
              </table:table-cell>
              <table:table-cell office:value-type="float" office:value="12">
                <text:p>12</text:p>
              </table:table-cell>
              <table:table-cell office:value-type="float" office:value="0.23">
                <text:p>0.23</text:p>
              </table:table-cell>
              <table:table-cell office:value-type="float" office:value="9">
                <text:p>9</text:p>
              </table:table-cell>
              <table:table-cell office:value-type="float" office:value="0.089">
                <text:p>0.089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157">
                <text:p>0.157</text:p>
              </table:table-cell>
              <table:table-cell office:value-type="float" office:value="12">
                <text:p>12</text:p>
              </table:table-cell>
              <table:table-cell office:value-type="float" office:value="0.141">
                <text:p>0.141</text:p>
              </table:table-cell>
              <table:table-cell office:value-type="float" office:value="11">
                <text:p>11</text:p>
              </table:table-cell>
              <table:table-cell office:value-type="float" office:value="0.157">
                <text:p>0.15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79">
                <text:p>0.079</text:p>
              </table:table-cell>
              <table:table-cell office:value-type="float" office:value="11">
                <text:p>11</text:p>
              </table:table-cell>
              <table:table-cell office:value-type="float" office:value="0.071">
                <text:p>0.071</text:p>
              </table:table-cell>
              <table:table-cell office:value-type="float" office:value="10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4" loext:regression-extrapolate-backward="4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Зависимость ν(k) для CO2</text:p>
        </chart:title>
        <chart:plot-area chart:style-name="ch3" table:cell-range-address="Лист1.H41:Лист1.I49" svg:x="0.168cm" svg:y="1.29cm" svg:width="15.191cm" svg:height="7.57cm">
          <chartooo:coordinate-region svg:x="1.16cm" svg:y="1.489cm" svg:width="14.012cm" svg:height="6.724cm"/>
          <chart:axis chart:dimension="x" chart:name="primary-x" chart:style-name="ch4">
            <chart:title svg:x="15.49cm" svg:y="7.99cm" chart:style-name="ch5">
              <text:p>k</text:p>
            </chart:title>
            <chart:grid chart:style-name="ch6" chart:class="major"/>
          </chart:axis>
          <chart:axis chart:dimension="y" chart:name="primary-y" chart:style-name="ch4">
            <chart:title svg:x="0.669cm" svg:y="0.682cm" chart:style-name="ch5">
              <text:p>ν, Гц</text:p>
            </chart:title>
            <chart:grid chart:style-name="ch6" chart:class="major"/>
          </chart:axis>
          <chart:series chart:style-name="ch7" chart:values-cell-range-address="Лист1.I41:Лист1.I49" chart:class="chart:scatter">
            <chart:domain table:cell-range-address="Лист1.H41:Лист1.H49"/>
            <chart:regression-curve chart:style-name="ch8"/>
            <chart:error-indicator chart:style-name="ch9" chart:dimension="y"/>
            <chart:data-point chart:repeated="2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H41:Лист1.H49</svg:desc>
                </draw:g>
              </table:table-cell>
              <table:table-cell office:value-type="float" office:value="192.1">
                <text:p>192.1</text:p>
                <draw:g>
                  <svg:desc>Лист1.I41:Лист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3.6">
                <text:p>78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64.5">
                <text:p>96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66.8">
                <text:p>126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53.7">
                <text:p>175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53.5">
                <text:p>19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33">
                <text:p>2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7" loext:regression-extrapolate-backward="4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10" loext:regression-extrapolate-backward="8" loext:regression-force-intercept="false" loext:regression-intercept-value="0" chart:regression-type="linear"/>
      <style:graphic-properties svg:stroke-color="#579d1c"/>
    </style:style>
    <style:style style:name="ch13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7" loext:regression-extrapolate-backward="6" loext:regression-force-intercept="false" loext:regression-intercept-value="0" chart:regression-type="linear"/>
      <style:graphic-properties svg:stroke-color="#ffd320"/>
    </style:style>
    <style:style style:name="ch15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7" loext:regression-extrapolate-backward="4" loext:regression-force-intercept="false" loext:regression-intercept-value="0" chart:regression-type="linear"/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375cm" svg:height="9.006cm" xlink:href=".." xlink:type="simple" chart:class="chart:scatter" chart:style-name="ch1">
        <chart:title svg:x="4.952cm" svg:y="0.316cm" chart:style-name="ch2">
          <text:p>Зависимость ν(k) для различных T</text:p>
        </chart:title>
        <chart:plot-area chart:style-name="ch3" table:cell-range-address="Лист1.Y3:Лист1.Z9 Лист1.U18:Лист1.V24 Лист1.V10:Лист1.V16 Лист1.V3:Лист1.V8" chart:data-source-has-labels="row" svg:x="0.161cm" svg:y="1.273cm" svg:width="16.041cm" svg:height="7.558cm">
          <chartooo:coordinate-region svg:x="1.153cm" svg:y="1.472cm" svg:width="14.955cm" svg:height="6.712cm"/>
          <chart:axis chart:dimension="x" chart:name="primary-x" chart:style-name="ch4">
            <chart:title svg:x="16.396cm" svg:y="7.97cm" chart:style-name="ch5">
              <text:p>k</text:p>
            </chart:title>
            <chart:grid chart:style-name="ch6" chart:class="major"/>
          </chart:axis>
          <chart:axis chart:dimension="y" chart:name="primary-y" chart:style-name="ch4">
            <chart:title svg:x="0.904cm" svg:y="0.712cm" chart:style-name="ch5">
              <text:p>ν, Гц</text:p>
            </chart:title>
            <chart:grid chart:style-name="ch6" chart:class="major"/>
          </chart:axis>
          <chart:series chart:style-name="ch7" chart:values-cell-range-address="Лист1.Z3:Лист1.Z9" chart:class="chart:scatter">
            <chart:domain table:cell-range-address="Лист1.Y3:Лист1.Y9"/>
            <chart:regression-curve chart:style-name="ch8"/>
            <chart:error-indicator chart:style-name="ch9" chart:dimension="y"/>
            <chart:data-point chart:repeated="5"/>
            <chart:data-point chart:style-name="ch10"/>
            <chart:data-point/>
          </chart:series>
          <chart:series chart:style-name="ch11" chart:values-cell-range-address="Лист1.V18:Лист1.V24" chart:label-cell-address="Лист1.U18:Лист1.U24" chart:class="chart:scatter">
            <chart:domain table:cell-range-address="Лист1.U18:Лист1.U24"/>
            <chart:regression-curve chart:style-name="ch12"/>
            <chart:data-point chart:repeated="7"/>
          </chart:series>
          <chart:series chart:style-name="ch13" chart:values-cell-range-address="Лист1.V10:Лист1.V16" chart:class="chart:scatter">
            <chart:domain table:cell-range-address="Лист1.U10:Лист1.U16"/>
            <chart:regression-curve chart:style-name="ch14"/>
            <chart:error-indicator chart:style-name="ch9" chart:dimension="y"/>
            <chart:data-point chart:repeated="4"/>
            <chart:data-point chart:style-name="ch10"/>
            <chart:data-point chart:repeated="2"/>
          </chart:series>
          <chart:series chart:style-name="ch15" chart:values-cell-range-address="Лист1.V3:Лист1.V8" chart:class="chart:scatter">
            <chart:domain table:cell-range-address="Лист1.U3:Лист1.U8"/>
            <chart:regression-curve chart:style-name="ch16"/>
            <chart:error-indicator chart:style-name="ch9" chart:dimension="y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Y</text:p>
              </table:table-cell>
              <table:table-cell office:value-type="string">
                <text:p>Столбец Z</text:p>
              </table:table-cell>
              <table:table-cell office:value-type="string">
                <text:p>Столбец U</text:p>
              </table:table-cell>
              <table:table-cell office:value-type="string">
                <text:p>1 2 3 4 3 2 1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3</text:p>
                  </text:list-item>
                  <text:list-item>
                    <text:p>2</text:p>
                  </text:list-item>
                  <text:list-item>
                    <text:p>1</text:p>
                  </text:list-item>
                </text:list>
                <draw:g>
                  <svg:desc>Лист1.U18:Лист1.U24</svg:desc>
                </draw:g>
              </table:table-cell>
              <table:table-cell office:value-type="string">
                <text:p>Столбец U</text:p>
              </table:table-cell>
              <table:table-cell office:value-type="string">
                <text:p>Столбец V</text:p>
              </table:table-cell>
              <table:table-cell office:value-type="string">
                <text:p>Столбец U</text:p>
              </table:table-cell>
              <table:table-cell office:value-type="string">
                <text:p>Столбец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Y3:Лист1.Y9</svg:desc>
                </draw:g>
              </table:table-cell>
              <table:table-cell office:value-type="float" office:value="267">
                <text:p>267</text:p>
                <draw:g>
                  <svg:desc>Лист1.Z3:Лист1.Z9</svg:desc>
                </draw:g>
              </table:table-cell>
              <table:table-cell office:value-type="float" office:value="1">
                <text:p>1</text:p>
                <draw:g>
                  <svg:desc>Лист1.U18:Лист1.U24</svg:desc>
                </draw:g>
              </table:table-cell>
              <table:table-cell office:value-type="float" office:value="261.3">
                <text:p>261.3</text:p>
                <draw:g>
                  <svg:desc>Лист1.V18:Лист1.V24</svg:desc>
                </draw:g>
              </table:table-cell>
              <table:table-cell office:value-type="float" office:value="1">
                <text:p>1</text:p>
                <draw:g>
                  <svg:desc>Лист1.U10:Лист1.U16</svg:desc>
                </draw:g>
              </table:table-cell>
              <table:table-cell office:value-type="float" office:value="258.4">
                <text:p>258.4</text:p>
                <draw:g>
                  <svg:desc>Лист1.V10:Лист1.V16</svg:desc>
                </draw:g>
              </table:table-cell>
              <table:table-cell office:value-type="float" office:value="1">
                <text:p>1</text:p>
                <draw:g>
                  <svg:desc>Лист1.U3:Лист1.U8</svg:desc>
                </draw:g>
              </table:table-cell>
              <table:table-cell office:value-type="float" office:value="258">
                <text:p>258</text:p>
                <draw:g>
                  <svg:desc>Лист1.V3:Лист1.V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4.9">
                <text:p>524.9</text:p>
              </table:table-cell>
              <table:table-cell office:value-type="float" office:value="2">
                <text:p>2</text:p>
              </table:table-cell>
              <table:table-cell office:value-type="float" office:value="513.1">
                <text:p>513.1</text:p>
              </table:table-cell>
              <table:table-cell office:value-type="float" office:value="2">
                <text:p>2</text:p>
              </table:table-cell>
              <table:table-cell office:value-type="float" office:value="508.5">
                <text:p>508.5</text:p>
              </table:table-cell>
              <table:table-cell office:value-type="float" office:value="2">
                <text:p>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80.1">
                <text:p>780.1</text:p>
              </table:table-cell>
              <table:table-cell office:value-type="float" office:value="3">
                <text:p>3</text:p>
              </table:table-cell>
              <table:table-cell office:value-type="float" office:value="764.5">
                <text:p>764.5</text:p>
              </table:table-cell>
              <table:table-cell office:value-type="float" office:value="3">
                <text:p>3</text:p>
              </table:table-cell>
              <table:table-cell office:value-type="float" office:value="754.6">
                <text:p>754.6</text:p>
              </table:table-cell>
              <table:table-cell office:value-type="float" office:value="3">
                <text:p>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41.2">
                <text:p>1041.2</text:p>
              </table:table-cell>
              <table:table-cell office:value-type="float" office:value="4">
                <text:p>4</text:p>
              </table:table-cell>
              <table:table-cell office:value-type="float" office:value="1021.3">
                <text:p>1021.3</text:p>
              </table:table-cell>
              <table:table-cell office:value-type="float" office:value="4">
                <text:p>4</text:p>
              </table:table-cell>
              <table:table-cell office:value-type="float" office:value="1012">
                <text:p>1012</text:p>
              </table:table-cell>
              <table:table-cell office:value-type="float" office:value="4">
                <text:p>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79.2">
                <text:p>779.2</text:p>
              </table:table-cell>
              <table:table-cell office:value-type="float" office:value="3">
                <text:p>3</text:p>
              </table:table-cell>
              <table:table-cell office:value-type="float" office:value="764.1">
                <text:p>764.1</text:p>
              </table:table-cell>
              <table:table-cell office:value-type="float" office:value="3">
                <text:p>3</text:p>
              </table:table-cell>
              <table:table-cell office:value-type="float" office:value="756.4">
                <text:p>756.4</text:p>
              </table:table-cell>
              <table:table-cell office:value-type="float" office:value="5">
                <text:p>5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24.9">
                <text:p>524.9</text:p>
              </table:table-cell>
              <table:table-cell office:value-type="float" office:value="2">
                <text:p>2</text:p>
              </table:table-cell>
              <table:table-cell office:value-type="float" office:value="513.5">
                <text:p>513.5</text:p>
              </table:table-cell>
              <table:table-cell office:value-type="float" office:value="2">
                <text:p>2</text:p>
              </table:table-cell>
              <table:table-cell office:value-type="float" office:value="507.6">
                <text:p>507.6</text:p>
              </table:table-cell>
              <table:table-cell office:value-type="float" office:value="6">
                <text:p>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68.9">
                <text:p>268.9</text:p>
              </table:table-cell>
              <table:table-cell office:value-type="float" office:value="1">
                <text:p>1</text:p>
              </table:table-cell>
              <table:table-cell office:value-type="float" office:value="262.6">
                <text:p>262.6</text:p>
              </table:table-cell>
              <table:table-cell office:value-type="float" office:value="1">
                <text:p>1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